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014BEB124A3F0F8732B.png" manifest:media-type="image/png"/>
  <manifest:file-entry manifest:full-path="Pictures/10000000000001F400000015798A0D18DD7BFCAC.png" manifest:media-type="image/png"/>
  <manifest:file-entry manifest:full-path="Pictures/10000000000001F700000015580F1C38C38CB3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Consolas, Monaco, 'Andale Mono', Courier, Verdana, sans-serif"/>
    <style:font-face style:name="system-ui" svg:font-family="system-ui, apple-system, 'Segoe UI', Roboto, 'Helvetica Neue', Arial, 'Noto Sans', 'Liberation Sans', sans-serif, 'Apple Color Emoji', 'Segoe UI Emoji', 'Segoe UI Symbol', 'Noto Color Emoji'"/>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Consolas" fo:font-size="10pt" officeooo:rsid="0021971a" officeooo:paragraph-rsid="0021971a" style:font-size-asian="10pt" style:font-size-complex="10pt"/>
    </style:style>
    <style:style style:name="P2" style:family="paragraph" style:parent-style-name="Standard">
      <style:paragraph-properties fo:line-height="100%"/>
      <style:text-properties style:font-name="Consolas" fo:font-size="10pt" officeooo:rsid="0022e470" officeooo:paragraph-rsid="0024c89b" style:font-size-asian="10pt" style:font-size-complex="10pt"/>
    </style:style>
    <style:style style:name="P3" style:family="paragraph" style:parent-style-name="Standard">
      <style:paragraph-properties fo:line-height="100%"/>
      <style:text-properties style:font-name="Consolas" fo:font-size="10pt" officeooo:rsid="0022e470" officeooo:paragraph-rsid="0022e470" style:font-size-asian="10pt" style:font-size-complex="10pt"/>
    </style:style>
    <style:style style:name="P4" style:family="paragraph" style:parent-style-name="Standard">
      <style:paragraph-properties fo:line-height="100%"/>
      <style:text-properties style:font-name="Consolas" fo:font-size="10pt" officeooo:rsid="002a3ab1" officeooo:paragraph-rsid="002cfc22" style:font-size-asian="10pt" style:font-size-complex="10pt"/>
    </style:style>
    <style:style style:name="P5" style:family="paragraph" style:parent-style-name="Standard">
      <style:paragraph-properties fo:line-height="100%"/>
      <style:text-properties style:font-name="Consolas" fo:font-size="10pt" officeooo:paragraph-rsid="001f563d" style:font-size-asian="10pt" style:font-size-complex="10pt"/>
    </style:style>
    <style:style style:name="P6" style:family="paragraph" style:parent-style-name="Standard">
      <style:paragraph-properties fo:line-height="100%"/>
      <style:text-properties style:font-name="Consolas" fo:font-size="10pt" officeooo:paragraph-rsid="00218724" style:font-size-asian="10pt" style:font-size-complex="10pt"/>
    </style:style>
    <style:style style:name="P7" style:family="paragraph" style:parent-style-name="Standard">
      <style:paragraph-properties fo:line-height="100%"/>
      <style:text-properties style:font-name="Consolas" fo:font-size="10pt" officeooo:paragraph-rsid="00291b8d" style:font-size-asian="10pt" style:font-size-complex="10pt"/>
    </style:style>
    <style:style style:name="P8" style:family="paragraph" style:parent-style-name="Standard">
      <style:paragraph-properties fo:line-height="100%"/>
      <style:text-properties style:font-name="Consolas" fo:font-size="10pt" officeooo:paragraph-rsid="002cfc22" style:font-size-asian="10pt" style:font-size-complex="10pt"/>
    </style:style>
    <style:style style:name="P9" style:family="paragraph" style:parent-style-name="Standard">
      <style:paragraph-properties fo:line-height="100%"/>
      <style:text-properties style:font-name="Consolas" fo:font-size="10pt" fo:language="en" fo:country="US" officeooo:rsid="001f563d" officeooo:paragraph-rsid="001f563d" style:font-size-asian="10pt" style:font-size-complex="10pt"/>
    </style:style>
    <style:style style:name="P10" style:family="paragraph" style:parent-style-name="Standard">
      <style:paragraph-properties fo:line-height="100%"/>
      <style:text-properties style:font-name="Consolas" fo:font-size="10pt" fo:language="en" fo:country="US" officeooo:rsid="00207c44" officeooo:paragraph-rsid="001f563d" style:font-size-asian="10pt" style:font-size-complex="10pt"/>
    </style:style>
    <style:style style:name="P11" style:family="paragraph" style:parent-style-name="Standard">
      <style:paragraph-properties fo:line-height="100%"/>
      <style:text-properties style:font-name="Consolas" fo:font-size="10pt" fo:language="en" fo:country="US" officeooo:rsid="00218724" officeooo:paragraph-rsid="00218724" style:font-size-asian="10pt" style:font-size-complex="10pt"/>
    </style:style>
    <style:style style:name="P12" style:family="paragraph" style:parent-style-name="Standard">
      <style:paragraph-properties fo:line-height="100%"/>
      <style:text-properties style:font-name="Consolas" fo:font-size="10pt" fo:language="en" fo:country="US" officeooo:rsid="00276efd" officeooo:paragraph-rsid="00276efd" style:font-size-asian="10pt" style:font-size-complex="10pt"/>
    </style:style>
    <style:style style:name="P13" style:family="paragraph" style:parent-style-name="Standard">
      <style:paragraph-properties fo:line-height="100%"/>
      <style:text-properties style:font-name="Consolas" fo:font-size="10pt" fo:language="en" fo:country="US" officeooo:rsid="00264235" officeooo:paragraph-rsid="00264235" style:font-size-asian="10pt" style:font-size-complex="10pt"/>
    </style:style>
    <style:style style:name="P14" style:family="paragraph" style:parent-style-name="Standard">
      <style:paragraph-properties fo:line-height="100%"/>
      <style:text-properties style:font-name="Consolas" fo:font-size="10pt" fo:language="en" fo:country="US" officeooo:rsid="002cfc22" officeooo:paragraph-rsid="002cfc22" style:font-size-asian="10pt" style:font-size-complex="10pt"/>
    </style:style>
    <style:style style:name="P15" style:family="paragraph" style:parent-style-name="Standard">
      <style:paragraph-properties fo:line-height="100%"/>
      <style:text-properties style:font-name="Consolas" fo:font-size="10pt" fo:language="en" fo:country="US" fo:font-style="normal" officeooo:rsid="001f563d" officeooo:paragraph-rsid="001f563d" style:font-size-asian="10pt" style:font-style-asian="normal" style:font-size-complex="10pt" style:font-style-complex="normal"/>
    </style:style>
    <style:style style:name="P16" style:family="paragraph" style:parent-style-name="Standard">
      <style:paragraph-properties fo:line-height="100%"/>
      <style:text-properties style:font-name="Consolas" fo:font-size="10pt" fo:language="en" fo:country="US" fo:font-style="normal" officeooo:rsid="00218724" officeooo:paragraph-rsid="00218724" style:font-size-asian="10pt" style:font-style-asian="normal" style:font-size-complex="10pt" style:font-style-complex="normal"/>
    </style:style>
    <style:style style:name="P17" style:family="paragraph" style:parent-style-name="Standard">
      <style:paragraph-properties fo:line-height="100%"/>
      <style:text-properties style:font-name="Consolas" fo:font-size="10pt" fo:language="en" fo:country="US" fo:font-style="normal" officeooo:rsid="0022e470" officeooo:paragraph-rsid="0022e470" style:font-size-asian="10pt" style:font-style-asian="normal" style:font-size-complex="10pt" style:font-style-complex="normal"/>
    </style:style>
    <style:style style:name="P18" style:family="paragraph" style:parent-style-name="Standard">
      <style:paragraph-properties fo:line-height="100%"/>
      <style:text-properties style:font-name="Consolas" fo:font-size="10pt" fo:language="en" fo:country="US" fo:font-style="normal" officeooo:rsid="0022e470" officeooo:paragraph-rsid="0024c89b" style:font-size-asian="10pt" style:font-style-asian="normal" style:font-size-complex="10pt" style:font-style-complex="normal"/>
    </style:style>
    <style:style style:name="P19" style:family="paragraph" style:parent-style-name="Standard">
      <style:paragraph-properties fo:line-height="100%"/>
      <style:text-properties style:font-name="Consolas" fo:font-size="10pt" fo:language="en" fo:country="US" fo:font-style="normal" officeooo:rsid="0024c89b" officeooo:paragraph-rsid="0024c89b" style:font-size-asian="10pt" style:font-style-asian="normal" style:font-size-complex="10pt" style:font-style-complex="normal"/>
    </style:style>
    <style:style style:name="P20" style:family="paragraph" style:parent-style-name="Standard">
      <style:paragraph-properties fo:line-height="100%"/>
      <style:text-properties style:font-name="Consolas" fo:font-size="10pt" fo:language="en" fo:country="US" fo:font-style="normal" officeooo:rsid="00264235" officeooo:paragraph-rsid="00264235" style:font-size-asian="10pt" style:font-style-asian="normal" style:font-size-complex="10pt" style:font-style-complex="normal"/>
    </style:style>
    <style:style style:name="P21" style:family="paragraph" style:parent-style-name="Standard">
      <style:paragraph-properties fo:line-height="100%"/>
      <style:text-properties style:font-name="Consolas" fo:font-size="10pt" fo:language="en" fo:country="US" fo:font-style="normal" officeooo:rsid="00276efd" officeooo:paragraph-rsid="00276efd" style:font-size-asian="10pt" style:font-style-asian="normal" style:font-size-complex="10pt" style:font-style-complex="normal"/>
    </style:style>
    <style:style style:name="P22" style:family="paragraph" style:parent-style-name="Standard">
      <style:paragraph-properties fo:line-height="100%"/>
      <style:text-properties style:font-name="Consolas" fo:font-size="10pt" fo:language="en" fo:country="US" fo:font-style="normal" officeooo:rsid="00291b8d" officeooo:paragraph-rsid="00291b8d" style:font-size-asian="10pt" style:font-style-asian="normal" style:font-size-complex="10pt" style:font-style-complex="normal"/>
    </style:style>
    <style:style style:name="P23" style:family="paragraph" style:parent-style-name="Standard">
      <style:paragraph-properties fo:line-height="100%"/>
      <style:text-properties style:font-name="Consolas" fo:font-size="10pt" fo:language="en" fo:country="US" fo:font-style="normal" officeooo:rsid="002a3ab1" officeooo:paragraph-rsid="002cfc22" style:font-size-asian="10pt" style:font-style-asian="normal" style:font-size-complex="10pt" style:font-style-complex="normal"/>
    </style:style>
    <style:style style:name="P24" style:family="paragraph" style:parent-style-name="Standard">
      <style:paragraph-properties fo:line-height="100%"/>
      <style:text-properties style:font-name="Consolas" fo:font-size="10pt" fo:language="ru" fo:country="RU" fo:font-style="normal" officeooo:rsid="0021971a" officeooo:paragraph-rsid="0021971a" style:font-size-asian="10pt" style:font-style-asian="normal" style:font-size-complex="10pt" style:font-style-complex="normal"/>
    </style:style>
    <style:style style:name="P25" style:family="paragraph" style:parent-style-name="Standard">
      <style:paragraph-properties fo:line-height="100%"/>
      <style:text-properties style:font-name="Consolas" fo:font-size="10pt" fo:language="ru" fo:country="RU" fo:font-style="normal" officeooo:rsid="0024c89b" officeooo:paragraph-rsid="0024c89b" style:font-size-asian="10pt" style:font-style-asian="normal" style:font-size-complex="10pt" style:font-style-complex="normal"/>
    </style:style>
    <style:style style:name="P26" style:family="paragraph" style:parent-style-name="Standard">
      <style:paragraph-properties fo:line-height="100%"/>
      <style:text-properties style:font-name="Consolas" fo:font-size="10pt" fo:language="ru" fo:country="RU" fo:font-style="normal" officeooo:rsid="002cfc22" officeooo:paragraph-rsid="002cfc22" style:font-size-asian="10pt" style:font-style-asian="normal" style:font-size-complex="10pt" style:font-style-complex="normal"/>
    </style:style>
    <style:style style:name="P27" style:family="paragraph" style:parent-style-name="Standard">
      <style:paragraph-properties fo:line-height="100%"/>
      <style:text-properties style:font-name="Consolas" fo:font-size="10pt" fo:language="ru" fo:country="RU" officeooo:rsid="0024c89b" officeooo:paragraph-rsid="0024c89b" style:font-size-asian="10pt" style:font-size-complex="10pt"/>
    </style:style>
    <style:style style:name="P28" style:family="paragraph" style:parent-style-name="Standard">
      <style:paragraph-properties fo:line-height="100%"/>
      <style:text-properties style:font-name="Consolas" fo:font-size="10pt" fo:font-style="normal" officeooo:paragraph-rsid="00291b8d" style:font-size-asian="10pt" style:font-style-asian="normal" style:font-size-complex="10pt" style:font-style-complex="normal"/>
    </style:style>
    <style:style style:name="P29" style:family="paragraph" style:parent-style-name="Text_20_body">
      <style:paragraph-properties fo:line-height="100%"/>
      <style:text-properties fo:font-variant="normal" fo:text-transform="none" fo:color="#212529" style:font-name="Consolas" fo:font-size="10pt" fo:letter-spacing="normal" fo:language="en" fo:country="US" fo:font-style="normal" fo:font-weight="normal" officeooo:rsid="002a3ab1" officeooo:paragraph-rsid="002bc289" style:font-size-asian="10pt" style:font-style-asian="normal" style:font-size-complex="10pt" style:font-style-complex="normal"/>
    </style:style>
    <style:style style:name="P30" style:family="paragraph" style:parent-style-name="Text_20_body">
      <style:paragraph-properties fo:margin-left="0in" fo:margin-right="0in" fo:margin-top="0in" fo:margin-bottom="0.0972in" loext:contextual-spacing="false" fo:line-height="100%" fo:text-align="justify" style:justify-single-word="false" fo:orphans="2" fo:widows="2" fo:text-indent="0in" style:auto-text-indent="false"/>
      <style:text-properties fo:font-variant="normal" fo:text-transform="none" fo:color="#212529" style:font-name="Consolas" fo:font-size="10pt" fo:letter-spacing="normal" fo:font-style="normal" fo:font-weight="normal" style:font-size-asian="10pt" style:font-size-complex="10pt"/>
    </style:style>
    <style:style style:name="T1" style:family="text">
      <style:text-properties fo:language="en" fo:country="US" officeooo:rsid="001f563d"/>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218724" style:font-style-asian="normal" style:font-style-complex="normal"/>
    </style:style>
    <style:style style:name="T4" style:family="text">
      <style:text-properties fo:language="en" fo:country="US" fo:font-style="normal" officeooo:rsid="00276efd" style:font-style-asian="normal" style:font-style-complex="normal"/>
    </style:style>
    <style:style style:name="T5" style:family="text">
      <style:text-properties fo:language="en" fo:country="US" fo:font-style="normal" officeooo:rsid="00291b8d" style:font-style-asian="normal" style:font-style-complex="normal"/>
    </style:style>
    <style:style style:name="T6" style:family="text">
      <style:text-properties fo:language="en" fo:country="US" fo:font-style="normal" officeooo:rsid="002cfc22"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76efd" style:font-style-asian="normal" style:font-style-complex="normal"/>
    </style:style>
    <style:style style:name="T10" style:family="text">
      <style:text-properties fo:font-style="normal" officeooo:rsid="002cfc22" style:font-style-asian="normal" style:font-style-complex="normal"/>
    </style:style>
    <style:style style:name="T11" style:family="text">
      <style:text-properties fo:font-style="normal" officeooo:rsid="002d4dce" style:font-style-asian="normal" style:font-style-complex="normal"/>
    </style:style>
    <style:style style:name="T12" style:family="text">
      <style:text-properties fo:font-variant="normal" fo:text-transform="none" fo:color="#111111" style:font-name="Menlo" fo:font-size="12pt" fo:letter-spacing="normal" fo:font-style="normal" fo:font-weight="normal"/>
    </style:style>
    <style:style style:name="T13" style:family="text">
      <style:text-properties fo:font-variant="normal" fo:text-transform="none" fo:color="#111111" style:font-name="Menlo" fo:font-size="12pt" fo:letter-spacing="normal" fo:font-style="normal" fo:font-weight="normal" officeooo:rsid="00207c44"/>
    </style:style>
    <style:style style:name="T14" style:family="text">
      <style:text-properties fo:font-variant="normal" fo:text-transform="none" fo:color="#111111" fo:font-size="12pt" fo:letter-spacing="normal" fo:font-style="normal" fo:font-weight="normal"/>
    </style:style>
    <style:style style:name="T15" style:family="text">
      <style:text-properties fo:font-variant="normal" fo:text-transform="none" fo:color="#111111" fo:font-size="12pt" fo:letter-spacing="normal" fo:font-style="normal" fo:font-weight="normal" officeooo:rsid="00207c44"/>
    </style:style>
    <style:style style:name="T16" style:family="text">
      <style:text-properties fo:font-variant="normal" fo:text-transform="none" fo:color="#111111" fo:letter-spacing="normal" fo:font-style="normal" fo:font-weight="normal"/>
    </style:style>
    <style:style style:name="T17" style:family="text">
      <style:text-properties fo:font-variant="normal" fo:text-transform="none" fo:color="#111111" fo:letter-spacing="normal" fo:font-style="normal" fo:font-weight="normal" officeooo:rsid="00207c44"/>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officeooo:rsid="0024c89b" style:font-style-asian="normal" style:font-style-complex="normal"/>
    </style:style>
    <style:style style:name="T20" style:family="text">
      <style:text-properties fo:language="ru" fo:country="RU" fo:font-style="normal" officeooo:rsid="002cfc22" style:font-style-asian="normal" style:font-style-complex="normal"/>
    </style:style>
    <style:style style:name="T21" style:family="text">
      <style:text-properties fo:color="#c9211e" fo:language="en" fo:country="U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 </text:span>username: pswd: uid: gid: uid comments: directory: shell</text:p>
      <text:p text:style-name="P5">group_name :password :group_id :list </text:p>
      <text:p text:style-name="P5"><text:span text:style-name="T1">Pseudo users</text:span> are not registered in the system and are only needed to confirm ownership of the processes. </text:p>
      <text:p text:style-name="P5"/>
      <text:p text:style-name="P9">2) User identifier - 16 bit value (rarely 32 bit)</text:p>
      <text:p text:style-name="P9">0 – root</text:p>
      <text:p text:style-name="P9">1-999 – pseudo</text:p>
      <text:p text:style-name="P9">1000 and more – real users</text:p>
      <text:p text:style-name="P9"/>
      <text:p text:style-name="P5"><text:span text:style-name="T1">3) GID - </text:span>unique identifier of the group within the system to which the user belongs</text:p>
      <text:p text:style-name="P9"><text:span text:style-name="T16">groupmod -g </text:span><text:span text:style-name="T17">groupID</text:span><text:span text:style-name="T16"> </text:span><text:span text:style-name="T17">username</text:span> </text:p>
      <text:p text:style-name="P9"/>
      <text:p text:style-name="P10">4) </text:p>
      <text:p text:style-name="P15">student@CsnKhai:~/test$ id -Gn</text:p>
      <text:p text:style-name="P15">student adm cdrom sudo dip plugdev lpadmin sambashare</text:p>
      <text:p text:style-name="P15">student@CsnKhai:~/test$ groups</text:p>
      <text:p text:style-name="P15">student adm cdrom sudo dip plugdev lpadmin sambashare</text:p>
      <text:p text:style-name="P11"><text:span text:style-name="T8">or look for information in cat /</text:span><text:span text:style-name="T7">etc/</text:span><text:span text:style-name="T8">group</text:span></text:p>
      <text:p text:style-name="P16"/>
      <text:p text:style-name="P6"><text:span text:style-name="T3">5) </text:span><text:span text:style-name="T8">useradd [-c uid comment] [-d dir] [-e expire] [-f inactive] [-g gid] [-m [-k skel_dir]] [-s shell] [-u uid [-o]] username</text:span></text:p>
      <text:p text:style-name="P16"/>
      <text:p text:style-name="P16">6) root@CsnKhai:/# useradd test</text:p>
      <text:p text:style-name="P16">root@CsnKhai:/# id test</text:p>
      <text:p text:style-name="P16">uid=1001(test) gid=1001(test) groups=1001(test)</text:p>
      <text:p text:style-name="P16">root@CsnKhai:/# usermod -l new_test test</text:p>
      <text:p text:style-name="P16">root@CsnKhai:/# id new_test</text:p>
      <text:p text:style-name="P16">uid=1001(new_test) gid=1001(test) groups=1001(test)</text:p>
      <text:p text:style-name="P16">root@CsnKhai:/# id test</text:p>
      <text:p text:style-name="P16">id: test: no such user</text:p>
      <text:p text:style-name="P16"/>
      <text:p text:style-name="P1"><text:span text:style-name="T2">7) /etc/skel </text:span><text:span text:style-name="T18">Основа для создания домашнего каталога пользователя</text:span></text:p>
      <text:p text:style-name="P24">root@CsnKhai:~# ls -al /etc/skel</text:p>
      <text:p text:style-name="P24">total 20</text:p>
      <text:p text:style-name="P24">drwxr-xr-x <text:s/>2 root root 4096 Dec 21 19:19 .</text:p>
      <text:p text:style-name="P24">drwxr-xr-x 84 root root 4096 Dec 22 12:58 ..</text:p>
      <text:p text:style-name="P24">-rw-r--r-- <text:s/>1 root root <text:s/>220 Apr <text:s/>9 <text:s/>2014 .bash_logout</text:p>
      <text:p text:style-name="P24">-rw-r--r-- <text:s/>1 root root 3637 Apr <text:s/>9 <text:s/>2014 .bashrc</text:p>
      <text:p text:style-name="P24">-rw-r--r-- <text:s/>1 root root <text:s/>675 Apr <text:s/>9 <text:s/>2014 .profile</text:p>
      <text:p text:style-name="P24"/>
      <text:p text:style-name="P17">8)Delete user with mailbox - </text:p>
      <text:p text:style-name="P17">userdel -r new_test</text:p>
      <text:p text:style-name="P17"/>
      <text:p text:style-name="P2"><text:span text:style-name="T2">9)</text:span><text:span text:style-name="T19">Любой из способов</text:span></text:p>
      <text:p text:style-name="P18">passwd -l student </text:p>
      <text:p text:style-name="P17">usermod -L student</text:p>
      <text:p text:style-name="P3"><text:span text:style-name="T2">student:</text:span><text:span text:style-name="T21">!</text:span><text:span text:style-name="T2">$6$xEUhj3q.$ETR1D3FlD0i14mJcGI37fDnEX1VjZYHVhbKtAThUyL7/LNmwLw2UcQ6Zs1.z3Ajgjh4aVjMsZ4viwbT6UEeNA.:16693:0:99999:7:::</text:span></text:p>
      <text:p text:style-name="P17">passwd -u student</text:p>
      <text:p text:style-name="P19">usermod -U student</text:p>
      <text:p text:style-name="P19">student:$6$xEUhj3q.$ETR1D3FlD0i14mJcGI37fDnEX1VjZYHVhbKtAThUyL7/LNmwLw2UcQ6Zs1.z3Ajgjh4aVjMsZ4viwbT6UEeNA.:16693:0:99999:7:::</text:p>
      <text:p text:style-name="P19"/>
      <text:p text:style-name="P27"><text:span text:style-name="T8">10) </text:span><text:span text:style-name="T4">passw -d student – </text:span><text:span text:style-name="T9">беспарольный вход</text:span></text:p>
      <text:p text:style-name="P12"><text:span text:style-name="T8">passwd expire student – </text:span><text:span text:style-name="T18">запрос нового пароля при первом входе</text:span></text:p>
      <text:p text:style-name="P25"/>
      <text:p text:style-name="P20">11) ls -al</text:p>
      <text:p text:style-name="P20">drwxrwxr-x 2 student student 4096 Dec 21 19:49 test_directory</text:p>
      <text:p text:style-name="P20"/>
      <text:p text:style-name="P13"><text:span text:style-name="T8">12</text:span><text:span text:style-name="T18">) </text:span><text:span text:style-name="T8">|user|group|other| <text:s/>|rwx|rwx|rwx| <text:s/>|7|7|7|</text:span></text:p>
      <text:p text:style-name="P21">SUID</text:p>
      <text:p text:style-name="P21">SGID</text:p>
      <text:p text:style-name="P21">Sticky-bit</text:p>
      <text:p text:style-name="P21"><text:soft-page-break/></text:p>
      <text:p text:style-name="P7"><text:span text:style-name="T5">13) </text:span><text:span text:style-name="T8">If the UID of the file is the same as the UID of the process, the user is the owner of the file</text:span></text:p>
      <text:p text:style-name="P28">If the GID of the file matches the GID of any group the user belongs to, he is a member of the group to which the file belongs. </text:p>
      <text:p text:style-name="P28">If neither the UID no the GID of a file overlaps with the UID of the process and the list of groups that the user running it belongs to, that user is an outsider </text:p>
      <text:p text:style-name="P22"/>
      <text:p text:style-name="P22">14)chown</text:p>
      <text:p text:style-name="P22">chgrp</text:p>
      <text:p text:style-name="P22">chmod</text:p>
      <text:p text:style-name="P22"><draw:frame draw:style-name="fr1" draw:name="Изображение1" text:anchor-type="paragraph" svg:width="5.2189in" svg:height="0.2083in" draw:z-index="0"><draw:image xlink:href="Pictures/10000000000001F500000014BEB124A3F0F8732B.png" xlink:type="simple" xlink:show="embed" xlink:actuate="onLoad" loext:mime-type="image/png"/></draw:frame>chgrp root test_directory</text:p>
      <text:p text:style-name="P22"><draw:frame draw:style-name="fr1" draw:name="Изображение2" text:anchor-type="paragraph" svg:width="5.2083in" svg:height="0.2189in" draw:z-index="1"><draw:image xlink:href="Pictures/10000000000001F400000015798A0D18DD7BFCAC.png" xlink:type="simple" xlink:show="embed" xlink:actuate="onLoad" loext:mime-type="image/png"/></draw:frame>chmod o+t test_directory</text:p>
      <text:p text:style-name="P22"><draw:frame draw:style-name="fr1" draw:name="Изображение3" text:anchor-type="paragraph" svg:width="5.2398in" svg:height="0.2189in" draw:z-index="2"><draw:image xlink:href="Pictures/10000000000001F700000015580F1C38C38CB319.png" xlink:type="simple" xlink:show="embed" xlink:actuate="onLoad" loext:mime-type="image/png"/></draw:frame></text:p>
      <text:p text:style-name="P4"><text:span text:style-name="T2">15)</text:span><text:span text:style-name="T6">Umask – </text:span><text:span text:style-name="T20">права доступа файлов по умолчанию (при создании файла)</text:span></text:p>
      <text:p text:style-name="P23"><text:s/>sU|sG|t|rU|wU|xU|rG|wG||xG|rO|wO|xO</text:p>
      <text:p text:style-name="P29">Как посчитать (определить) права файла для маски 022 (пользователь root):<text:line-break/>Права по умолчанию: 666<text:line-break/>Вычитаемое значение umask: 022 (-)<text:line-break/>Итоговые права: 644</text:p>
      <text:p text:style-name="P30">Как посчитать (определить) права директории для маски 022 (пользователь root):<text:line-break/>Права по умолчанию: 777<text:line-break/>Вычитаемое значение umask: 022 (-)<text:line-break/>Итоговые права: 755</text:p>
      <text:p text:style-name="P8"><text:span text:style-name="T20">16) </text:span><text:span text:style-name="T8">Sticky Bit is mainly used on folders in order to avoid deletion of a folder and it’s content by other users though they having write permissions on the folder contents. If Sticky bit is enabled on a folder, the folder contents are deleted by only owner who created them and the root user. No one else can delete other users data in this folder(Where sticky bit is set). This is a security measure to avoid deletion of critical folders and their content(sub-folders and files), though other users have full permissions</text:span></text:p>
      <text:p text:style-name="P26">drwxrwxrwt <text:s/>2 root root <text:s/>4096 Dec 22 14:17 tmp/</text:p>
      <text:p text:style-name="P26"/>
      <text:p text:style-name="P14"><text:span text:style-name="T10">1</text:span><text:span text:style-name="T8">7) “execute to all” </text:span><text:span text:style-name="T11">permi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Consolas, Monaco, 'Andale Mono', Courier, Verdana, sans-serif"/>
    <style:font-face style:name="system-ui" svg:font-family="system-ui, apple-system, 'Segoe UI', Roboto, 'Helvetica Neue', Arial, 'Noto Sans', 'Liberation Sans', sans-serif, 'Apple Color Emoji', 'Segoe UI Emoji', 'Segoe UI Symbol', 'Noto Color Emoji'"/>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264in" fo:margin-bottom="0.728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2T13:58:16.710000000</meta:creation-date>
    <meta:generator>LibreOffice/6.2.0.3$Windows_x86 LibreOffice_project/98c6a8a1c6c7b144ce3cc729e34964b47ce25d62</meta:generator>
    <dc:date>2021-12-22T16:27:21.310000000</dc:date>
    <meta:editing-duration>PT12M56S</meta:editing-duration>
    <meta:editing-cycles>4</meta:editing-cycles>
    <meta:document-statistic meta:table-count="0" meta:image-count="3" meta:object-count="0" meta:page-count="2" meta:paragraph-count="64" meta:word-count="525" meta:character-count="3442" meta:non-whitespace-character-count="2953"/>
  </office:meta>
</office:document-meta>
</file>